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" table:style-name="ta1">
        <table:shapes>
          <draw:frame draw:z-index="0" draw:style-name="gr1" draw:text-style-name="P1" svg:width="6.2988in" svg:height="3.5429in" svg:x="2.3248in" svg:y="4.2016in">
            <draw:object draw:notify-on-update-of-ranges="temp.A2:temp.A68 temp.B2:temp.B6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53in" svg:x="2.2425in" svg:y="0.4807in">
            <draw:object draw:notify-on-update-of-ranges="temp.A85:temp.A174 temp.B85:temp.B1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8993" calcext:value-type="float">
            <text:p>899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0359" calcext:value-type="float">
            <text:p>1035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0424" calcext:value-type="float">
            <text:p>1042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0468" calcext:value-type="float">
            <text:p>10468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522" calcext:value-type="float">
            <text:p>1052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643" calcext:value-type="float">
            <text:p>1064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719" calcext:value-type="float">
            <text:p>1071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0872" calcext:value-type="float">
            <text:p>1087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0894" calcext:value-type="float">
            <text:p>1089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939" calcext:value-type="float">
            <text:p>10939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961" calcext:value-type="float">
            <text:p>1096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1496" calcext:value-type="float">
            <text:p>1149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1627" calcext:value-type="float">
            <text:p>1162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1704" calcext:value-type="float">
            <text:p>1170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1715" calcext:value-type="float">
            <text:p>1171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1736" calcext:value-type="float">
            <text:p>11736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1747" calcext:value-type="float">
            <text:p>11747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758" calcext:value-type="float">
            <text:p>1175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769" calcext:value-type="float">
            <text:p>1176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1824" calcext:value-type="float">
            <text:p>1182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1857" calcext:value-type="float">
            <text:p>1185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1868" calcext:value-type="float">
            <text:p>1186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1922" calcext:value-type="float">
            <text:p>1192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1955" calcext:value-type="float">
            <text:p>1195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1988" calcext:value-type="float">
            <text:p>1198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999" calcext:value-type="float">
            <text:p>1199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2042" calcext:value-type="float">
            <text:p>1204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2053" calcext:value-type="float">
            <text:p>12053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2086" calcext:value-type="float">
            <text:p>12086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2097" calcext:value-type="float">
            <text:p>1209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2239" calcext:value-type="float">
            <text:p>1223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2337" calcext:value-type="float">
            <text:p>1233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2567" calcext:value-type="float">
            <text:p>12567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2578" calcext:value-type="float">
            <text:p>1257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2589" calcext:value-type="float">
            <text:p>1258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2687" calcext:value-type="float">
            <text:p>1268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2698" calcext:value-type="float">
            <text:p>12698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2709" calcext:value-type="float">
            <text:p>1270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2753" calcext:value-type="float">
            <text:p>12753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2764" calcext:value-type="float">
            <text:p>1276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2774" calcext:value-type="float">
            <text:p>1277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2785" calcext:value-type="float">
            <text:p>1278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2807" calcext:value-type="float">
            <text:p>12807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2829" calcext:value-type="float">
            <text:p>1282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2862" calcext:value-type="float">
            <text:p>1286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2873" calcext:value-type="float">
            <text:p>1287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2895" calcext:value-type="float">
            <text:p>1289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2906" calcext:value-type="float">
            <text:p>1290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2917" calcext:value-type="float">
            <text:p>12917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2938" calcext:value-type="float">
            <text:p>12938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2949" calcext:value-type="float">
            <text:p>12949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2982" calcext:value-type="float">
            <text:p>1298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2993" calcext:value-type="float">
            <text:p>1299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3277" calcext:value-type="float">
            <text:p>13277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3288" calcext:value-type="float">
            <text:p>1328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3299" calcext:value-type="float">
            <text:p>1329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3386" calcext:value-type="float">
            <text:p>13386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3397" calcext:value-type="float">
            <text:p>13397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3419" calcext:value-type="float">
            <text:p>13419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3485" calcext:value-type="float">
            <text:p>1348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496" calcext:value-type="float">
            <text:p>13496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507" calcext:value-type="float">
            <text:p>1350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3518" calcext:value-type="float">
            <text:p>13518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3539" calcext:value-type="float">
            <text:p>13539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3572" calcext:value-type="float">
            <text:p>1357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3583" calcext:value-type="float">
            <text:p>13583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3594" calcext:value-type="float">
            <text:p>1359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3627" calcext:value-type="float">
            <text:p>13627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3638" calcext:value-type="float">
            <text:p>1363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3649" calcext:value-type="float">
            <text:p>1364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3681" calcext:value-type="float">
            <text:p>1368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3692" calcext:value-type="float">
            <text:p>1369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3703" calcext:value-type="float">
            <text:p>1370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3725" calcext:value-type="float">
            <text:p>1372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3747" calcext:value-type="float">
            <text:p>13747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3791" calcext:value-type="float">
            <text:p>1379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4217" calcext:value-type="float">
            <text:p>1421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4381" calcext:value-type="float">
            <text:p>1438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4709" calcext:value-type="float">
            <text:p>1470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4763" calcext:value-type="float">
            <text:p>1476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string" calcext:value-type="string">
            <text:p>10~61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5419" calcext:value-type="float">
            <text:p>15419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5583" calcext:value-type="float">
            <text:p>1558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5605" calcext:value-type="float">
            <text:p>1560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5659" calcext:value-type="float">
            <text:p>1565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5769" calcext:value-type="float">
            <text:p>1576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5779" calcext:value-type="float">
            <text:p>1577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5812" calcext:value-type="float">
            <text:p>1581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5867" calcext:value-type="float">
            <text:p>1586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5889" calcext:value-type="float">
            <text:p>1588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5911" calcext:value-type="float">
            <text:p>1591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5922" calcext:value-type="float">
            <text:p>1592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5932" calcext:value-type="float">
            <text:p>1593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5943" calcext:value-type="float">
            <text:p>1594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5954" calcext:value-type="float">
            <text:p>1595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5965" calcext:value-type="float">
            <text:p>1596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5987" calcext:value-type="float">
            <text:p>1598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5998" calcext:value-type="float">
            <text:p>1599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6009" calcext:value-type="float">
            <text:p>16009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6031" calcext:value-type="float">
            <text:p>1603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6053" calcext:value-type="float">
            <text:p>1605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6074" calcext:value-type="float">
            <text:p>1607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6096" calcext:value-type="float">
            <text:p>1609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6206" calcext:value-type="float">
            <text:p>1620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6227" calcext:value-type="float">
            <text:p>1622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6271" calcext:value-type="float">
            <text:p>16271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6293" calcext:value-type="float">
            <text:p>1629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6304" calcext:value-type="float">
            <text:p>16304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6348" calcext:value-type="float">
            <text:p>1634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6457" calcext:value-type="float">
            <text:p>1645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6479" calcext:value-type="float">
            <text:p>16479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6490" calcext:value-type="float">
            <text:p>1649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6523" calcext:value-type="float">
            <text:p>16523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6577" calcext:value-type="float">
            <text:p>1657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6588" calcext:value-type="float">
            <text:p>1658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6675" calcext:value-type="float">
            <text:p>1667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6686" calcext:value-type="float">
            <text:p>16686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6697" calcext:value-type="float">
            <text:p>16697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6719" calcext:value-type="float">
            <text:p>16719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752" calcext:value-type="float">
            <text:p>1675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1676.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7:26:16.545585920</dc:date>
    <meta:editing-duration>PT15M3S</meta:editing-duration>
    <meta:editing-cycles>1</meta:editing-cycles>
    <meta:document-statistic meta:table-count="1" meta:cell-count="3069" meta:object-count="2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temp.A2:temp.B68" svg:x="0.32cm" svg:y="0.18cm" svg:width="12.508cm" svg:height="8.64cm">
          <chartooo:coordinate-region svg:x="0.941cm" svg:y="0.38cm" svg:width="11.60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2:temp.B68" chart:class="chart:scatter">
            <chart:domain table:cell-range-address="temp.A2:temp.A68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emp.A2:temp.A68</svg:desc>
                </draw:g>
              </table:table-cell>
              <table:table-cell office:value-type="float" office:value="1">
                <text:p>1</text:p>
                <draw:g>
                  <svg:desc>temp.B2:temp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">
                <text:p>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">
                <text:p>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">
                <text:p>2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">
                <text:p>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5">
                <text:p>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5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6">
                <text:p>3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">
                <text:p>3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8">
                <text:p>3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">
                <text:p>3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">
                <text:p>3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2">
                <text:p>3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">
                <text:p>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5">
                <text:p>4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">
                <text:p>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7">
                <text:p>4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">
                <text:p>4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8">
                <text:p>4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9">
                <text:p>4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">
                <text:p>4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">
                <text:p>4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2">
                <text:p>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3">
                <text:p>5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4">
                <text:p>5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5">
                <text:p>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6">
                <text:p>5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7">
                <text:p>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8">
                <text:p>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9">
                <text:p>5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">
                <text:p>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1">
                <text:p>6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2">
                <text:p>6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3">
                <text:p>6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4">
                <text:p>6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5">
                <text:p>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6">
                <text:p>6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7">
                <text:p>6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8">
                <text:p>6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9">
                <text:p>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0">
                <text:p>7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1">
                <text:p>7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2">
                <text:p>732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1.891cm" svg:y="3.955cm" style:legend-expansion="high" chart:style-name="ch2"/>
        <chart:plot-area chart:style-name="ch3" table:cell-range-address="temp.A85:temp.B174" svg:x="0.319cm" svg:y="0.18cm" svg:width="11.253cm" svg:height="8.646cm">
          <chartooo:coordinate-region svg:x="1.126cm" svg:y="0.38cm" svg:width="10.07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85:temp.B174" chart:class="chart:scatter">
            <chart:domain table:cell-range-address="temp.A85:temp.A174"/>
            <chart:regression-curve chart:style-name="ch7">
              <chart:equation chart:display-equation="true" chart:display-r-square="true"/>
            </chart:regression-curve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7">
                <text:p>917</text:p>
                <draw:g>
                  <svg:desc>temp.A85:temp.A174</svg:desc>
                </draw:g>
              </table:table-cell>
              <table:table-cell office:value-type="float" office:value="55">
                <text:p>55</text:p>
                <draw:g>
                  <svg:desc>temp.B85:temp.B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8">
                <text:p>9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9">
                <text:p>9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0">
                <text:p>9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">
                <text:p>9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2">
                <text:p>9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">
                <text:p>9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4">
                <text:p>9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5">
                <text:p>10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6">
                <text:p>10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">
                <text:p>10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8">
                <text:p>10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9">
                <text:p>10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9">
                <text:p>10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0">
                <text:p>10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1">
                <text:p>10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2">
                <text:p>10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3">
                <text:p>11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4">
                <text:p>11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6">
                <text:p>11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7">
                <text:p>1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8">
                <text:p>11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9">
                <text:p>11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0">
                <text:p>11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1">
                <text:p>11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1">
                <text:p>1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2">
                <text:p>12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3">
                <text:p>12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4">
                <text:p>12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5">
                <text:p>12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6">
                <text:p>12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7">
                <text:p>12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8">
                <text:p>12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9">
                <text:p>12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0">
                <text:p>13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1">
                <text:p>13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2">
                <text:p>13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3">
                <text:p>13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4">
                <text:p>13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4">
                <text:p>13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5">
                <text:p>13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6">
                <text:p>13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7">
                <text:p>13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8">
                <text:p>13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9">
                <text:p>14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0">
                <text:p>14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1">
                <text:p>14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2">
                <text:p>14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3">
                <text:p>14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4">
                <text:p>14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5">
                <text:p>14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6">
                <text:p>14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7">
                <text:p>14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7">
                <text:p>15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8">
                <text:p>15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9">
                <text:p>15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0">
                <text:p>15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1">
                <text:p>15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2">
                <text:p>1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3">
                <text:p>15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84">
                <text:p>15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95">
                <text:p>15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6">
                <text:p>16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17">
                <text:p>16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28">
                <text:p>16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9">
                <text:p>163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50">
                <text:p>16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71">
                <text:p>16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2">
                <text:p>16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3">
                <text:p>16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4">
                <text:p>17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5">
                <text:p>17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6">
                <text:p>17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37">
                <text:p>17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48">
                <text:p>17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9">
                <text:p>17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70">
                <text:p>17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1">
                <text:p>17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2">
                <text:p>17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2">
                <text:p>18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3">
                <text:p>18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24">
                <text:p>182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5">
                <text:p>18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6">
                <text:p>18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7">
                <text:p>18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68">
                <text:p>18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79">
                <text:p>187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0">
                <text:p>1890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